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00">
            <text:p>1500</text:p>
          </table:table-cell>
        </table:table-row>
        <table:table-row table:style-name="ro1">
          <table:table-cell table:formula="of:=[.A1]+1" office:value-type="float" office:value="1">
            <text:p>1</text:p>
          </table:table-cell>
          <table:table-cell table:formula="of:=0.3*[.B1]+0.5*[.C1]" office:value-type="float" office:value="1050">
            <text:p>1050</text:p>
          </table:table-cell>
          <table:table-cell table:formula="of:=-0.5*[.B1]+1.3*[.C1]" office:value-type="float" office:value="1450">
            <text:p>1450</text:p>
          </table:table-cell>
        </table:table-row>
        <table:table-row table:style-name="ro1">
          <table:table-cell table:formula="of:=[.A2]+1" office:value-type="float" office:value="2">
            <text:p>2</text:p>
          </table:table-cell>
          <table:table-cell table:formula="of:=0.3*[.B2]+0.5*[.C2]" office:value-type="float" office:value="1040">
            <text:p>1040</text:p>
          </table:table-cell>
          <table:table-cell table:formula="of:=-0.5*[.B2]+1.3*[.C2]" office:value-type="float" office:value="1360">
            <text:p>1360</text:p>
          </table:table-cell>
        </table:table-row>
        <table:table-row table:style-name="ro1">
          <table:table-cell table:formula="of:=[.A3]+1" office:value-type="float" office:value="3">
            <text:p>3</text:p>
          </table:table-cell>
          <table:table-cell table:formula="of:=0.3*[.B3]+0.5*[.C3]" office:value-type="float" office:value="992">
            <text:p>992</text:p>
          </table:table-cell>
          <table:table-cell table:formula="of:=-0.5*[.B3]+1.3*[.C3]" office:value-type="float" office:value="1248">
            <text:p>1248</text:p>
          </table:table-cell>
        </table:table-row>
        <table:table-row table:style-name="ro1">
          <table:table-cell table:formula="of:=[.A4]+1" office:value-type="float" office:value="4">
            <text:p>4</text:p>
          </table:table-cell>
          <table:table-cell table:formula="of:=0.3*[.B4]+0.5*[.C4]" office:value-type="float" office:value="921.6">
            <text:p>921,6</text:p>
          </table:table-cell>
          <table:table-cell table:formula="of:=-0.5*[.B4]+1.3*[.C4]" office:value-type="float" office:value="1126.4">
            <text:p>1126,4</text:p>
          </table:table-cell>
        </table:table-row>
        <table:table-row table:style-name="ro1">
          <table:table-cell table:formula="of:=[.A5]+1" office:value-type="float" office:value="5">
            <text:p>5</text:p>
          </table:table-cell>
          <table:table-cell table:formula="of:=0.3*[.B5]+0.5*[.C5]" office:value-type="float" office:value="839.68">
            <text:p>839,68</text:p>
          </table:table-cell>
          <table:table-cell table:formula="of:=-0.5*[.B5]+1.3*[.C5]" office:value-type="float" office:value="1003.52">
            <text:p>1003,52</text:p>
          </table:table-cell>
        </table:table-row>
        <table:table-row table:style-name="ro1">
          <table:table-cell table:formula="of:=[.A6]+1" office:value-type="float" office:value="6">
            <text:p>6</text:p>
          </table:table-cell>
          <table:table-cell table:formula="of:=0.3*[.B6]+0.5*[.C6]" office:value-type="float" office:value="753.664">
            <text:p>753,66</text:p>
          </table:table-cell>
          <table:table-cell table:formula="of:=-0.5*[.B6]+1.3*[.C6]" office:value-type="float" office:value="884.736">
            <text:p>884,74</text:p>
          </table:table-cell>
        </table:table-row>
        <table:table-row table:style-name="ro1">
          <table:table-cell table:formula="of:=[.A7]+1" office:value-type="float" office:value="7">
            <text:p>7</text:p>
          </table:table-cell>
          <table:table-cell table:formula="of:=0.3*[.B7]+0.5*[.C7]" office:value-type="float" office:value="668.4672">
            <text:p>668,47</text:p>
          </table:table-cell>
          <table:table-cell table:formula="of:=-0.5*[.B7]+1.3*[.C7]" office:value-type="float" office:value="773.3248">
            <text:p>773,32</text:p>
          </table:table-cell>
        </table:table-row>
        <table:table-row table:style-name="ro1">
          <table:table-cell table:formula="of:=[.A8]+1" office:value-type="float" office:value="8">
            <text:p>8</text:p>
          </table:table-cell>
          <table:table-cell table:formula="of:=0.3*[.B8]+0.5*[.C8]" office:value-type="float" office:value="587.20256">
            <text:p>587,2</text:p>
          </table:table-cell>
          <table:table-cell table:formula="of:=-0.5*[.B8]+1.3*[.C8]" office:value-type="float" office:value="671.08864">
            <text:p>671,09</text:p>
          </table:table-cell>
        </table:table-row>
        <table:table-row table:style-name="ro1">
          <table:table-cell table:formula="of:=[.A9]+1" office:value-type="float" office:value="9">
            <text:p>9</text:p>
          </table:table-cell>
          <table:table-cell table:formula="of:=0.3*[.B9]+0.5*[.C9]" office:value-type="float" office:value="511.705088">
            <text:p>511,71</text:p>
          </table:table-cell>
          <table:table-cell table:formula="of:=-0.5*[.B9]+1.3*[.C9]" office:value-type="float" office:value="578.813952">
            <text:p>578,81</text:p>
          </table:table-cell>
        </table:table-row>
        <table:table-row table:style-name="ro1">
          <table:table-cell table:formula="of:=[.A10]+1" office:value-type="float" office:value="10">
            <text:p>10</text:p>
          </table:table-cell>
          <table:table-cell table:formula="of:=0.3*[.B10]+0.5*[.C10]" office:value-type="float" office:value="442.9185024">
            <text:p>442,92</text:p>
          </table:table-cell>
          <table:table-cell table:formula="of:=-0.5*[.B10]+1.3*[.C10]" office:value-type="float" office:value="496.6055936">
            <text:p>496,61</text:p>
          </table:table-cell>
        </table:table-row>
        <table:table-row table:style-name="ro1">
          <table:table-cell table:formula="of:=[.A11]+1" office:value-type="float" office:value="11">
            <text:p>11</text:p>
          </table:table-cell>
          <table:table-cell table:formula="of:=0.3*[.B11]+0.5*[.C11]" office:value-type="float" office:value="381.17834752">
            <text:p>381,18</text:p>
          </table:table-cell>
          <table:table-cell table:formula="of:=-0.5*[.B11]+1.3*[.C11]" office:value-type="float" office:value="424.12802048">
            <text:p>424,13</text:p>
          </table:table-cell>
        </table:table-row>
        <table:table-row table:style-name="ro1">
          <table:table-cell table:formula="of:=[.A12]+1" office:value-type="float" office:value="12">
            <text:p>12</text:p>
          </table:table-cell>
          <table:table-cell table:formula="of:=0.3*[.B12]+0.5*[.C12]" office:value-type="float" office:value="326.417514496">
            <text:p>326,42</text:p>
          </table:table-cell>
          <table:table-cell table:formula="of:=-0.5*[.B12]+1.3*[.C12]" office:value-type="float" office:value="360.777252864">
            <text:p>360,78</text:p>
          </table:table-cell>
        </table:table-row>
        <table:table-row table:style-name="ro1">
          <table:table-cell table:formula="of:=[.A13]+1" office:value-type="float" office:value="13">
            <text:p>13</text:p>
          </table:table-cell>
          <table:table-cell table:formula="of:=0.3*[.B13]+0.5*[.C13]" office:value-type="float" office:value="278.3138807808">
            <text:p>278,31</text:p>
          </table:table-cell>
          <table:table-cell table:formula="of:=-0.5*[.B13]+1.3*[.C13]" office:value-type="float" office:value="305.8016714752">
            <text:p>305,8</text:p>
          </table:table-cell>
        </table:table-row>
        <table:table-row table:style-name="ro1">
          <table:table-cell table:formula="of:=[.A14]+1" office:value-type="float" office:value="14">
            <text:p>14</text:p>
          </table:table-cell>
          <table:table-cell table:formula="of:=0.3*[.B14]+0.5*[.C14]" office:value-type="float" office:value="236.39499997184">
            <text:p>236,39</text:p>
          </table:table-cell>
          <table:table-cell table:formula="of:=-0.5*[.B14]+1.3*[.C14]" office:value-type="float" office:value="258.38523252736">
            <text:p>258,39</text:p>
          </table:table-cell>
        </table:table-row>
        <table:table-row table:style-name="ro1">
          <table:table-cell table:formula="of:=[.A15]+1" office:value-type="float" office:value="15">
            <text:p>15</text:p>
          </table:table-cell>
          <table:table-cell table:formula="of:=0.3*[.B15]+0.5*[.C15]" office:value-type="float" office:value="200.111116255232">
            <text:p>200,11</text:p>
          </table:table-cell>
          <table:table-cell table:formula="of:=-0.5*[.B15]+1.3*[.C15]" office:value-type="float" office:value="217.703302299648">
            <text:p>217,7</text:p>
          </table:table-cell>
        </table:table-row>
        <table:table-row table:style-name="ro1">
          <table:table-cell table:formula="of:=[.A16]+1" office:value-type="float" office:value="16">
            <text:p>16</text:p>
          </table:table-cell>
          <table:table-cell table:formula="of:=0.3*[.B16]+0.5*[.C16]" office:value-type="float" office:value="168.884986026394">
            <text:p>168,88</text:p>
          </table:table-cell>
          <table:table-cell table:formula="of:=-0.5*[.B16]+1.3*[.C16]" office:value-type="float" office:value="182.958734861927">
            <text:p>182,96</text:p>
          </table:table-cell>
        </table:table-row>
        <table:table-row table:style-name="ro1">
          <table:table-cell table:formula="of:=[.A17]+1" office:value-type="float" office:value="17">
            <text:p>17</text:p>
          </table:table-cell>
          <table:table-cell table:formula="of:=0.3*[.B17]+0.5*[.C17]" office:value-type="float" office:value="142.144863238881">
            <text:p>142,14</text:p>
          </table:table-cell>
          <table:table-cell table:formula="of:=-0.5*[.B17]+1.3*[.C17]" office:value-type="float" office:value="153.403862307308">
            <text:p>153,4</text:p>
          </table:table-cell>
        </table:table-row>
        <table:table-row table:style-name="ro1">
          <table:table-cell table:formula="of:=[.A18]+1" office:value-type="float" office:value="18">
            <text:p>18</text:p>
          </table:table-cell>
          <table:table-cell table:formula="of:=0.3*[.B18]+0.5*[.C18]" office:value-type="float" office:value="119.345390125318">
            <text:p>119,35</text:p>
          </table:table-cell>
          <table:table-cell table:formula="of:=-0.5*[.B18]+1.3*[.C18]" office:value-type="float" office:value="128.352589380059">
            <text:p>128,35</text:p>
          </table:table-cell>
        </table:table-row>
        <table:table-row table:style-name="ro1">
          <table:table-cell table:formula="of:=[.A19]+1" office:value-type="float" office:value="19">
            <text:p>19</text:p>
          </table:table-cell>
          <table:table-cell table:formula="of:=0.3*[.B19]+0.5*[.C19]" office:value-type="float" office:value="99.9799117276251">
            <text:p>99,98</text:p>
          </table:table-cell>
          <table:table-cell table:formula="of:=-0.5*[.B19]+1.3*[.C19]" office:value-type="float" office:value="107.185671131418">
            <text:p>107,19</text:p>
          </table:table-cell>
        </table:table-row>
        <table:table-row table:style-name="ro1">
          <table:table-cell table:formula="of:=[.A20]+1" office:value-type="float" office:value="20">
            <text:p>20</text:p>
          </table:table-cell>
          <table:table-cell table:formula="of:=0.3*[.B20]+0.5*[.C20]" office:value-type="float" office:value="83.5868090839965">
            <text:p>83,59</text:p>
          </table:table-cell>
          <table:table-cell table:formula="of:=-0.5*[.B20]+1.3*[.C20]" office:value-type="float" office:value="89.3514166070308">
            <text:p>89,35</text:p>
          </table:table-cell>
        </table:table-row>
        <table:table-row table:style-name="ro1">
          <table:table-cell table:formula="of:=[.A21]+1" office:value-type="float" office:value="21">
            <text:p>21</text:p>
          </table:table-cell>
          <table:table-cell table:formula="of:=0.3*[.B21]+0.5*[.C21]" office:value-type="float" office:value="69.7517510287143">
            <text:p>69,75</text:p>
          </table:table-cell>
          <table:table-cell table:formula="of:=-0.5*[.B21]+1.3*[.C21]" office:value-type="float" office:value="74.3634370471417">
            <text:p>74,36</text:p>
          </table:table-cell>
        </table:table-row>
        <table:table-row table:style-name="ro1">
          <table:table-cell table:formula="of:=[.A22]+1" office:value-type="float" office:value="22">
            <text:p>22</text:p>
          </table:table-cell>
          <table:table-cell table:formula="of:=0.3*[.B22]+0.5*[.C22]" office:value-type="float" office:value="58.1072438321852">
            <text:p>58,11</text:p>
          </table:table-cell>
          <table:table-cell table:formula="of:=-0.5*[.B22]+1.3*[.C22]" office:value-type="float" office:value="61.7965926469271">
            <text:p>61,8</text:p>
          </table:table-cell>
        </table:table-row>
        <table:table-row table:style-name="ro1">
          <table:table-cell table:formula="of:=[.A23]+1" office:value-type="float" office:value="23">
            <text:p>23</text:p>
          </table:table-cell>
          <table:table-cell table:formula="of:=0.3*[.B23]+0.5*[.C23]" office:value-type="float" office:value="48.3304694731191">
            <text:p>48,33</text:p>
          </table:table-cell>
          <table:table-cell table:formula="of:=-0.5*[.B23]+1.3*[.C23]" office:value-type="float" office:value="51.2819485249126">
            <text:p>51,28</text:p>
          </table:table-cell>
        </table:table-row>
        <table:table-row table:style-name="ro1">
          <table:table-cell table:formula="of:=[.A24]+1" office:value-type="float" office:value="24">
            <text:p>24</text:p>
          </table:table-cell>
          <table:table-cell table:formula="of:=0.3*[.B24]+0.5*[.C24]" office:value-type="float" office:value="40.1401151043921">
            <text:p>40,14</text:p>
          </table:table-cell>
          <table:table-cell table:formula="of:=-0.5*[.B24]+1.3*[.C24]" office:value-type="float" office:value="42.5012983458269">
            <text:p>42,5</text:p>
          </table:table-cell>
        </table:table-row>
        <table:table-row table:style-name="ro1">
          <table:table-cell table:formula="of:=[.A25]+1" office:value-type="float" office:value="25">
            <text:p>25</text:p>
          </table:table-cell>
          <table:table-cell table:formula="of:=0.3*[.B25]+0.5*[.C25]" office:value-type="float" office:value="33.2926837042311">
            <text:p>33,29</text:p>
          </table:table-cell>
          <table:table-cell table:formula="of:=-0.5*[.B25]+1.3*[.C25]" office:value-type="float" office:value="35.1816302973789">
            <text:p>35,18</text:p>
          </table:table-cell>
        </table:table-row>
        <table:table-row table:style-name="ro1">
          <table:table-cell table:formula="of:=[.A26]+1" office:value-type="float" office:value="26">
            <text:p>26</text:p>
          </table:table-cell>
          <table:table-cell table:formula="of:=0.3*[.B26]+0.5*[.C26]" office:value-type="float" office:value="27.5786202599588">
            <text:p>27,58</text:p>
          </table:table-cell>
          <table:table-cell table:formula="of:=-0.5*[.B26]+1.3*[.C26]" office:value-type="float" office:value="29.0897775344771">
            <text:p>29,09</text:p>
          </table:table-cell>
        </table:table-row>
        <table:table-row table:style-name="ro1">
          <table:table-cell table:formula="of:=[.A27]+1" office:value-type="float" office:value="27">
            <text:p>27</text:p>
          </table:table-cell>
          <table:table-cell table:formula="of:=0.3*[.B27]+0.5*[.C27]" office:value-type="float" office:value="22.8184748452262">
            <text:p>22,82</text:p>
          </table:table-cell>
          <table:table-cell table:formula="of:=-0.5*[.B27]+1.3*[.C27]" office:value-type="float" office:value="24.0274006648408">
            <text:p>24,03</text:p>
          </table:table-cell>
        </table:table-row>
        <table:table-row table:style-name="ro1">
          <table:table-cell table:formula="of:=[.A28]+1" office:value-type="float" office:value="28">
            <text:p>28</text:p>
          </table:table-cell>
          <table:table-cell table:formula="of:=0.3*[.B28]+0.5*[.C28]" office:value-type="float" office:value="18.8592427859883">
            <text:p>18,86</text:p>
          </table:table-cell>
          <table:table-cell table:formula="of:=-0.5*[.B28]+1.3*[.C28]" office:value-type="float" office:value="19.82638344168">
            <text:p>19,83</text:p>
          </table:table-cell>
        </table:table-row>
        <table:table-row table:style-name="ro1">
          <table:table-cell table:formula="of:=[.A29]+1" office:value-type="float" office:value="29">
            <text:p>29</text:p>
          </table:table-cell>
          <table:table-cell table:formula="of:=0.3*[.B29]+0.5*[.C29]" office:value-type="float" office:value="15.5709645566365">
            <text:p>15,57</text:p>
          </table:table-cell>
          <table:table-cell table:formula="of:=-0.5*[.B29]+1.3*[.C29]" office:value-type="float" office:value="16.3446770811898">
            <text:p>16,34</text:p>
          </table:table-cell>
        </table:table-row>
        <table:table-row table:style-name="ro1">
          <table:table-cell table:formula="of:=[.A30]+1" office:value-type="float" office:value="30">
            <text:p>30</text:p>
          </table:table-cell>
          <table:table-cell table:formula="of:=0.3*[.B30]+0.5*[.C30]" office:value-type="float" office:value="12.8436279075858">
            <text:p>12,84</text:p>
          </table:table-cell>
          <table:table-cell table:formula="of:=-0.5*[.B30]+1.3*[.C30]" office:value-type="float" office:value="13.4625979272285">
            <text:p>13,46</text:p>
          </table:table-cell>
        </table:table-row>
        <table:table-row table:style-name="ro1">
          <table:table-cell table:formula="of:=[.A31]+1" office:value-type="float" office:value="31">
            <text:p>31</text:p>
          </table:table-cell>
          <table:table-cell table:formula="of:=0.3*[.B31]+0.5*[.C31]" office:value-type="float" office:value="10.58438733589">
            <text:p>10,58</text:p>
          </table:table-cell>
          <table:table-cell table:formula="of:=-0.5*[.B31]+1.3*[.C31]" office:value-type="float" office:value="11.0795633516042">
            <text:p>11,08</text:p>
          </table:table-cell>
        </table:table-row>
        <table:table-row table:style-name="ro1">
          <table:table-cell table:formula="of:=[.A32]+1" office:value-type="float" office:value="32">
            <text:p>32</text:p>
          </table:table-cell>
          <table:table-cell table:formula="of:=0.3*[.B32]+0.5*[.C32]" office:value-type="float" office:value="8.7150978765691">
            <text:p>8,72</text:p>
          </table:table-cell>
          <table:table-cell table:formula="of:=-0.5*[.B32]+1.3*[.C32]" office:value-type="float" office:value="9.11123868914043">
            <text:p>9,11</text:p>
          </table:table-cell>
        </table:table-row>
        <table:table-row table:style-name="ro1">
          <table:table-cell table:formula="of:=[.A33]+1" office:value-type="float" office:value="33">
            <text:p>33</text:p>
          </table:table-cell>
          <table:table-cell table:formula="of:=0.3*[.B33]+0.5*[.C33]" office:value-type="float" office:value="7.17014870754094">
            <text:p>7,17</text:p>
          </table:table-cell>
          <table:table-cell table:formula="of:=-0.5*[.B33]+1.3*[.C33]" office:value-type="float" office:value="7.487061357598">
            <text:p>7,49</text:p>
          </table:table-cell>
        </table:table-row>
        <table:table-row table:style-name="ro1">
          <table:table-cell table:formula="of:=[.A34]+1" office:value-type="float" office:value="34">
            <text:p>34</text:p>
          </table:table-cell>
          <table:table-cell table:formula="of:=0.3*[.B34]+0.5*[.C34]" office:value-type="float" office:value="5.89457529106129">
            <text:p>5,89</text:p>
          </table:table-cell>
          <table:table-cell table:formula="of:=-0.5*[.B34]+1.3*[.C34]" office:value-type="float" office:value="6.14810541110693">
            <text:p>6,15</text:p>
          </table:table-cell>
        </table:table-row>
        <table:table-row table:style-name="ro1">
          <table:table-cell table:formula="of:=[.A35]+1" office:value-type="float" office:value="35">
            <text:p>35</text:p>
          </table:table-cell>
          <table:table-cell table:formula="of:=0.3*[.B35]+0.5*[.C35]" office:value-type="float" office:value="4.84242529287185">
            <text:p>4,84</text:p>
          </table:table-cell>
          <table:table-cell table:formula="of:=-0.5*[.B35]+1.3*[.C35]" office:value-type="float" office:value="5.04524938890837">
            <text:p>5,05</text:p>
          </table:table-cell>
        </table:table-row>
        <table:table-row table:style-name="ro1">
          <table:table-cell table:formula="of:=[.A36]+1" office:value-type="float" office:value="36">
            <text:p>36</text:p>
          </table:table-cell>
          <table:table-cell table:formula="of:=0.3*[.B36]+0.5*[.C36]" office:value-type="float" office:value="3.97535228231574">
            <text:p>3,98</text:p>
          </table:table-cell>
          <table:table-cell table:formula="of:=-0.5*[.B36]+1.3*[.C36]" office:value-type="float" office:value="4.13761155914496">
            <text:p>4,14</text:p>
          </table:table-cell>
        </table:table-row>
        <table:table-row table:style-name="ro1">
          <table:table-cell table:formula="of:=[.A37]+1" office:value-type="float" office:value="37">
            <text:p>37</text:p>
          </table:table-cell>
          <table:table-cell table:formula="of:=0.3*[.B37]+0.5*[.C37]" office:value-type="float" office:value="3.2614114642672">
            <text:p>3,26</text:p>
          </table:table-cell>
          <table:table-cell table:formula="of:=-0.5*[.B37]+1.3*[.C37]" office:value-type="float" office:value="3.39121888573057">
            <text:p>3,39</text:p>
          </table:table-cell>
        </table:table-row>
        <table:table-row table:style-name="ro1">
          <table:table-cell table:formula="of:=[.A38]+1" office:value-type="float" office:value="38">
            <text:p>38</text:p>
          </table:table-cell>
          <table:table-cell table:formula="of:=0.3*[.B38]+0.5*[.C38]" office:value-type="float" office:value="2.67403288214545">
            <text:p>2,67</text:p>
          </table:table-cell>
          <table:table-cell table:formula="of:=-0.5*[.B38]+1.3*[.C38]" office:value-type="float" office:value="2.77787881931614">
            <text:p>2,78</text:p>
          </table:table-cell>
        </table:table-row>
        <table:table-row table:style-name="ro1">
          <table:table-cell table:formula="of:=[.A39]+1" office:value-type="float" office:value="39">
            <text:p>39</text:p>
          </table:table-cell>
          <table:table-cell table:formula="of:=0.3*[.B39]+0.5*[.C39]" office:value-type="float" office:value="2.19114927430171">
            <text:p>2,19</text:p>
          </table:table-cell>
          <table:table-cell table:formula="of:=-0.5*[.B39]+1.3*[.C39]" office:value-type="float" office:value="2.27422602403826">
            <text:p>2,27</text:p>
          </table:table-cell>
        </table:table-row>
        <table:table-row table:style-name="ro1">
          <table:table-cell table:formula="of:=[.A40]+1" office:value-type="float" office:value="40">
            <text:p>40</text:p>
          </table:table-cell>
          <table:table-cell table:formula="of:=0.3*[.B40]+0.5*[.C40]" office:value-type="float" office:value="1.79445779430964">
            <text:p>1,79</text:p>
          </table:table-cell>
          <table:table-cell table:formula="of:=-0.5*[.B40]+1.3*[.C40]" office:value-type="float" office:value="1.86091919409889">
            <text:p>1,86</text:p>
          </table:table-cell>
        </table:table-row>
        <table:table-row table:style-name="ro1">
          <table:table-cell table:formula="of:=[.A41]+1" office:value-type="float" office:value="41">
            <text:p>41</text:p>
          </table:table-cell>
          <table:table-cell table:formula="of:=0.3*[.B41]+0.5*[.C41]" office:value-type="float" office:value="1.46879693534234">
            <text:p>1,47</text:p>
          </table:table-cell>
          <table:table-cell table:formula="of:=-0.5*[.B41]+1.3*[.C41]" office:value-type="float" office:value="1.52196605517374">
            <text:p>1,52</text:p>
          </table:table-cell>
        </table:table-row>
        <table:table-row table:style-name="ro1">
          <table:table-cell table:formula="of:=[.A42]+1" office:value-type="float" office:value="42">
            <text:p>42</text:p>
          </table:table-cell>
          <table:table-cell table:formula="of:=0.3*[.B42]+0.5*[.C42]" office:value-type="float" office:value="1.20162210818957">
            <text:p>1,2</text:p>
          </table:table-cell>
          <table:table-cell table:formula="of:=-0.5*[.B42]+1.3*[.C42]" office:value-type="float" office:value="1.24415740405469">
            <text:p>1,24</text:p>
          </table:table-cell>
        </table:table-row>
        <table:table-row table:style-name="ro1">
          <table:table-cell table:formula="of:=[.A43]+1" office:value-type="float" office:value="43">
            <text:p>43</text:p>
          </table:table-cell>
          <table:table-cell table:formula="of:=0.3*[.B43]+0.5*[.C43]" office:value-type="float" office:value="0.982565334484215">
            <text:p>0,98</text:p>
          </table:table-cell>
          <table:table-cell table:formula="of:=-0.5*[.B43]+1.3*[.C43]" office:value-type="float" office:value="1.01659357117631">
            <text:p>1,02</text:p>
          </table:table-cell>
        </table:table-row>
        <table:table-row table:style-name="ro1">
          <table:table-cell table:formula="of:=[.A44]+1" office:value-type="float" office:value="44">
            <text:p>44</text:p>
          </table:table-cell>
          <table:table-cell table:formula="of:=0.3*[.B44]+0.5*[.C44]" office:value-type="float" office:value="0.803066385933419">
            <text:p>0,8</text:p>
          </table:table-cell>
          <table:table-cell table:formula="of:=-0.5*[.B44]+1.3*[.C44]" office:value-type="float" office:value="0.830288975287095">
            <text:p>0,83</text:p>
          </table:table-cell>
        </table:table-row>
        <table:table-row table:style-name="ro1">
          <table:table-cell table:formula="of:=[.A45]+1" office:value-type="float" office:value="45">
            <text:p>45</text:p>
          </table:table-cell>
          <table:table-cell table:formula="of:=0.3*[.B45]+0.5*[.C45]" office:value-type="float" office:value="0.656064403423573">
            <text:p>0,66</text:p>
          </table:table-cell>
          <table:table-cell table:formula="of:=-0.5*[.B45]+1.3*[.C45]" office:value-type="float" office:value="0.677842474906514">
            <text:p>0,68</text:p>
          </table:table-cell>
        </table:table-row>
        <table:table-row table:style-name="ro1">
          <table:table-cell table:formula="of:=[.A46]+1" office:value-type="float" office:value="46">
            <text:p>46</text:p>
          </table:table-cell>
          <table:table-cell table:formula="of:=0.3*[.B46]+0.5*[.C46]" office:value-type="float" office:value="0.535740558480329">
            <text:p>0,54</text:p>
          </table:table-cell>
          <table:table-cell table:formula="of:=-0.5*[.B46]+1.3*[.C46]" office:value-type="float" office:value="0.553163015666681">
            <text:p>0,55</text:p>
          </table:table-cell>
        </table:table-row>
        <table:table-row table:style-name="ro1">
          <table:table-cell table:formula="of:=[.A47]+1" office:value-type="float" office:value="47">
            <text:p>47</text:p>
          </table:table-cell>
          <table:table-cell table:formula="of:=0.3*[.B47]+0.5*[.C47]" office:value-type="float" office:value="0.437303675377439">
            <text:p>0,44</text:p>
          </table:table-cell>
          <table:table-cell table:formula="of:=-0.5*[.B47]+1.3*[.C47]" office:value-type="float" office:value="0.451241641126521">
            <text:p>0,45</text:p>
          </table:table-cell>
        </table:table-row>
        <table:table-row table:style-name="ro1">
          <table:table-cell table:formula="of:=[.A48]+1" office:value-type="float" office:value="48">
            <text:p>48</text:p>
          </table:table-cell>
          <table:table-cell table:formula="of:=0.3*[.B48]+0.5*[.C48]" office:value-type="float" office:value="0.356811923176492">
            <text:p>0,36</text:p>
          </table:table-cell>
          <table:table-cell table:formula="of:=-0.5*[.B48]+1.3*[.C48]" office:value-type="float" office:value="0.367962295775758">
            <text:p>0,37</text:p>
          </table:table-cell>
        </table:table-row>
        <table:table-row table:style-name="ro1">
          <table:table-cell table:formula="of:=[.A49]+1" office:value-type="float" office:value="49">
            <text:p>49</text:p>
          </table:table-cell>
          <table:table-cell table:formula="of:=0.3*[.B49]+0.5*[.C49]" office:value-type="float" office:value="0.291024724840827">
            <text:p>0,29</text:p>
          </table:table-cell>
          <table:table-cell table:formula="of:=-0.5*[.B49]+1.3*[.C49]" office:value-type="float" office:value="0.299945022920239">
            <text:p>0,3</text:p>
          </table:table-cell>
        </table:table-row>
        <table:table-row table:style-name="ro1">
          <table:table-cell table:formula="of:=[.A50]+1" office:value-type="float" office:value="50">
            <text:p>50</text:p>
          </table:table-cell>
          <table:table-cell table:formula="of:=0.3*[.B50]+0.5*[.C50]" office:value-type="float" office:value="0.237279928912368">
            <text:p>0,24</text:p>
          </table:table-cell>
          <table:table-cell table:formula="of:=-0.5*[.B50]+1.3*[.C50]" office:value-type="float" office:value="0.244416167375897">
            <text:p>0,24</text:p>
          </table:table-cell>
        </table:table-row>
        <table:table-row table:style-name="ro1">
          <table:table-cell table:formula="of:=[.A51]+1" office:value-type="float" office:value="51">
            <text:p>51</text:p>
          </table:table-cell>
          <table:table-cell table:formula="of:=0.3*[.B51]+0.5*[.C51]" office:value-type="float" office:value="0.193392062361659">
            <text:p>0,19</text:p>
          </table:table-cell>
          <table:table-cell table:formula="of:=-0.5*[.B51]+1.3*[.C51]" office:value-type="float" office:value="0.199101053132483">
            <text:p>0,2</text:p>
          </table:table-cell>
        </table:table-row>
        <table:table-row table:style-name="ro1">
          <table:table-cell table:formula="of:=[.A52]+1" office:value-type="float" office:value="52">
            <text:p>52</text:p>
          </table:table-cell>
          <table:table-cell table:formula="of:=0.3*[.B52]+0.5*[.C52]" office:value-type="float" office:value="0.157568145274739">
            <text:p>0,16</text:p>
          </table:table-cell>
          <table:table-cell table:formula="of:=-0.5*[.B52]+1.3*[.C52]" office:value-type="float" office:value="0.162135337891398">
            <text:p>0,16</text:p>
          </table:table-cell>
        </table:table-row>
        <table:table-row table:style-name="ro1">
          <table:table-cell table:formula="of:=[.A53]+1" office:value-type="float" office:value="53">
            <text:p>53</text:p>
          </table:table-cell>
          <table:table-cell table:formula="of:=0.3*[.B53]+0.5*[.C53]" office:value-type="float" office:value="0.128338112528121">
            <text:p>0,13</text:p>
          </table:table-cell>
          <table:table-cell table:formula="of:=-0.5*[.B53]+1.3*[.C53]" office:value-type="float" office:value="0.131991866621448">
            <text:p>0,13</text:p>
          </table:table-cell>
        </table:table-row>
        <table:table-row table:style-name="ro1">
          <table:table-cell table:formula="of:=[.A54]+1" office:value-type="float" office:value="54">
            <text:p>54</text:p>
          </table:table-cell>
          <table:table-cell table:formula="of:=0.3*[.B54]+0.5*[.C54]" office:value-type="float" office:value="0.10449736706916">
            <text:p>0,1</text:p>
          </table:table-cell>
          <table:table-cell table:formula="of:=-0.5*[.B54]+1.3*[.C54]" office:value-type="float" office:value="0.107420370343822">
            <text:p>0,11</text:p>
          </table:table-cell>
        </table:table-row>
        <table:table-row table:style-name="ro1">
          <table:table-cell table:formula="of:=[.A55]+1" office:value-type="float" office:value="55">
            <text:p>55</text:p>
          </table:table-cell>
          <table:table-cell table:formula="of:=0.3*[.B55]+0.5*[.C55]" office:value-type="float" office:value="0.0850593952926592">
            <text:p>0,09</text:p>
          </table:table-cell>
          <table:table-cell table:formula="of:=-0.5*[.B55]+1.3*[.C55]" office:value-type="float" office:value="0.0873977979123887">
            <text:p>0,09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4-26">26/04/2024</text:date>, <text:time>20:20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9M51S</meta:editing-duration>
    <meta:editing-cycles>3</meta:editing-cycles>
    <meta:generator>OpenOffice/4.1.15$Win32 OpenOffice.org_project/4115m2$Build-9813</meta:generator>
    <dc:date>2024-04-26T20:20:36.85</dc:date>
    <dc:creator>Rémi Bouyssounouse</dc:creator>
    <meta:document-statistic meta:table-count="3" meta:cell-count="168" meta:object-count="0"/>
    <meta:user-defined meta:name="Info 1"/>
    <meta:user-defined meta:name="Info 2"/>
    <meta:user-defined meta:name="Info 3"/>
    <meta:user-defined meta:name="Info 4"/>
  </office:meta>
</office:document-meta>
</file>